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4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  <text:list-level-style-number text:level="7" style:num-suffix="." style:num-format="1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125in" text:min-label-width="0.125in" text:list-level-position-and-space-mode="label-alignment">
          <style:list-level-label-alignment text:label-followed-by="listtab" fo:margin-left="6.2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4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  <text:list-level-style-number text:level="7" style:num-suffix="." style:num-format="1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541in" text:min-label-width="0.125in" text:list-level-position-and-space-mode="label-alignment">
          <style:list-level-label-alignment text:label-followed-by="listtab" fo:margin-left="5.9791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4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  <text:list-level-style-number text:level="7" style:num-suffix="." style:num-format="1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541in" text:min-label-width="0.125in" text:list-level-position-and-space-mode="label-alignment">
          <style:list-level-label-alignment text:label-followed-by="listtab" fo:margin-left="5.9791in" fo:text-indent="-0.1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45in" text:min-label-width="0.125in" text:list-level-position-and-space-mode="label-alignment">
          <style:list-level-label-alignment text:label-followed-by="listtab" fo:margin-left="2.4895in" fo:text-indent="-0.125in"/>
        </style:list-level-properties>
      </text:list-level-style-number>
      <text:list-level-style-number text:level="4" style:num-suffix="." style:num-format="1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45in" text:min-label-width="0.125in" text:list-level-position-and-space-mode="label-alignment">
          <style:list-level-label-alignment text:label-followed-by="listtab" fo:margin-left="3.9895in" fo:text-indent="-0.125in"/>
        </style:list-level-properties>
      </text:list-level-style-number>
      <text:list-level-style-number text:level="7" style:num-suffix="." style:num-format="1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45in" text:min-label-width="0.125in" text:list-level-position-and-space-mode="label-alignment">
          <style:list-level-label-alignment text:label-followed-by="listtab" fo:margin-left="5.4895in" fo:text-indent="-0.1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645in" text:min-label-width="0.125in" text:list-level-position-and-space-mode="label-alignment">
          <style:list-level-label-alignment text:label-followed-by="listtab" fo:margin-left="2.9895in" fo:text-indent="-0.125in"/>
        </style:list-level-properties>
      </text:list-level-style-number>
      <text:list-level-style-number text:level="4" style:num-suffix="." style:num-format="1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645in" text:min-label-width="0.125in" text:list-level-position-and-space-mode="label-alignment">
          <style:list-level-label-alignment text:label-followed-by="listtab" fo:margin-left="4.4895in" fo:text-indent="-0.125in"/>
        </style:list-level-properties>
      </text:list-level-style-number>
      <text:list-level-style-number text:level="7" style:num-suffix="." style:num-format="1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395in" text:min-label-width="0.25in" text:list-level-position-and-space-mode="label-alignment">
          <style:list-level-label-alignment text:label-followed-by="listtab" fo:margin-left="5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645in" text:min-label-width="0.125in" text:list-level-position-and-space-mode="label-alignment">
          <style:list-level-label-alignment text:label-followed-by="listtab" fo:margin-left="5.989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Paragraphedeliste" style:list-style-name="LFO1" style:family="paragraph">
      <style:text-properties fo:font-size="16pt" style:font-size-asian="16pt" style:font-size-complex="16pt"/>
    </style:style>
    <style:style style:name="P4" style:parent-style-name="Paragraphedeliste" style:list-style-name="LFO1" style:family="paragraph">
      <style:text-properties fo:font-size="16pt" style:font-size-asian="16pt" style:font-size-complex="16pt"/>
    </style:style>
    <style:style style:name="P5" style:parent-style-name="Paragraphedeliste" style:list-style-name="LFO1" style:family="paragraph">
      <style:text-properties fo:font-size="16pt" style:font-size-asian="16pt" style:font-size-complex="16pt"/>
    </style:style>
    <style:style style:name="P6" style:parent-style-name="Paragraphedeliste" style:list-style-name="LFO1" style:family="paragraph">
      <style:text-properties fo:font-size="16pt" style:font-size-asian="16pt" style:font-size-complex="16pt"/>
    </style:style>
    <style:style style:name="P7" style:parent-style-name="Paragraphedeliste" style:list-style-name="LFO2" style:family="paragraph">
      <style:text-properties fo:font-size="14pt" style:font-size-asian="14pt" style:font-size-complex="14pt"/>
    </style:style>
    <style:style style:name="P8" style:parent-style-name="Paragraphedeliste" style:family="paragraph">
      <style:paragraph-properties fo:margin-left="1in">
        <style:tab-stops/>
      </style:paragraph-properties>
    </style:style>
    <style:style style:name="P9" style:parent-style-name="Paragraphedeliste" style:family="paragraph">
      <style:paragraph-properties fo:margin-left="1in">
        <style:tab-stops/>
      </style:paragraph-properties>
    </style:style>
    <style:style style:name="P10" style:parent-style-name="Paragraphedeliste" style:list-style-name="LFO2" style:family="paragraph">
      <style:text-properties fo:font-size="14pt" style:font-size-asian="14pt" style:font-size-complex="14pt"/>
    </style:style>
    <style:style style:name="P11" style:parent-style-name="Paragraphedeliste" style:family="paragraph">
      <style:paragraph-properties fo:margin-left="1in">
        <style:tab-stops/>
      </style:paragraph-properties>
    </style:style>
    <style:style style:name="P12" style:parent-style-name="Paragraphedeliste" style:list-style-name="LFO3" style:family="paragraph"/>
    <style:style style:name="P13" style:parent-style-name="Paragraphedeliste" style:list-style-name="LFO3" style:family="paragraph"/>
    <style:style style:name="P14" style:parent-style-name="Paragraphedeliste" style:list-style-name="LFO3" style:family="paragraph"/>
    <style:style style:name="P15" style:parent-style-name="Paragraphedeliste" style:list-style-name="LFO3" style:family="paragraph"/>
    <style:style style:name="P16" style:parent-style-name="Paragraphedeliste" style:list-style-name="LFO3" style:family="paragraph"/>
    <style:style style:name="P17" style:parent-style-name="Paragraphedeliste" style:list-style-name="LFO3" style:family="paragraph"/>
    <style:style style:name="P18" style:parent-style-name="Paragraphedeliste" style:list-style-name="LFO3" style:family="paragraph"/>
    <style:style style:name="P19" style:parent-style-name="Paragraphedeliste" style:list-style-name="LFO3" style:family="paragraph"/>
    <style:style style:name="P20" style:parent-style-name="Paragraphedeliste" style:list-style-name="LFO3" style:family="paragraph"/>
    <style:style style:name="P21" style:parent-style-name="Paragraphedeliste" style:family="paragraph">
      <style:paragraph-properties fo:margin-left="1.5in">
        <style:tab-stops/>
      </style:paragraph-properties>
    </style:style>
    <style:style style:name="P22" style:parent-style-name="Paragraphedeliste" style:list-style-name="LFO3" style:family="paragraph"/>
    <style:style style:name="P23" style:parent-style-name="Paragraphedeliste" style:list-style-name="LFO3" style:family="paragraph"/>
    <style:style style:name="P24" style:parent-style-name="Paragraphedeliste" style:list-style-name="LFO3" style:family="paragraph"/>
    <style:style style:name="P25" style:parent-style-name="Paragraphedeliste" style:family="paragraph">
      <style:paragraph-properties fo:margin-left="1in">
        <style:tab-stops/>
      </style:paragraph-properties>
    </style:style>
    <style:style style:name="P2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7" style:parent-style-name="Paragraphedeliste" style:list-style-name="LFO1" style:family="paragraph">
      <style:text-properties fo:font-size="16pt" style:font-size-asian="16pt" style:font-size-complex="16pt"/>
    </style:style>
    <style:style style:name="P28" style:parent-style-name="Paragraphedeliste" style:list-style-name="LFO4" style:family="paragraph"/>
    <style:style style:name="P29" style:parent-style-name="Paragraphedeliste" style:list-style-name="LFO5" style:family="paragraph"/>
    <style:style style:name="P30" style:parent-style-name="Normal" style:family="paragraph">
      <style:paragraph-properties fo:margin-left="1.475in">
        <style:tab-stops/>
      </style:paragraph-properties>
    </style:style>
    <style:style style:name="P31" style:parent-style-name="Paragraphedeliste" style:family="paragraph">
      <style:paragraph-properties fo:margin-left="1.5in">
        <style:tab-stops/>
      </style:paragraph-properties>
    </style:style>
    <style:style style:name="P32" style:parent-style-name="Paragraphedeliste" style:family="paragraph">
      <style:paragraph-properties fo:margin-left="1.5in">
        <style:tab-stops/>
      </style:paragraph-properties>
    </style:style>
    <style:style style:name="P33" style:parent-style-name="Paragraphedeliste" style:family="paragraph">
      <style:paragraph-properties fo:margin-left="1.5in">
        <style:tab-stops/>
      </style:paragraph-properties>
    </style:style>
    <style:style style:name="P34" style:parent-style-name="Paragraphedeliste" style:list-style-name="LFO5" style:family="paragraph"/>
    <style:style style:name="P35" style:parent-style-name="Paragraphedeliste" style:family="paragraph">
      <style:paragraph-properties fo:margin-left="1.5in">
        <style:tab-stops/>
      </style:paragraph-properties>
    </style:style>
    <style:style style:name="P36" style:parent-style-name="Paragraphedeliste" style:list-style-name="LFO6" style:family="paragraph"/>
    <style:style style:name="P37" style:parent-style-name="Normal" style:family="paragraph">
      <style:paragraph-properties fo:margin-left="2.4583in">
        <style:tab-stops/>
      </style:paragraph-properties>
    </style:style>
    <style:style style:name="P38" style:parent-style-name="Paragraphedeliste" style:family="paragraph">
      <style:paragraph-properties fo:margin-left="2.4666in" fo:text-indent="0.4833in">
        <style:tab-stops/>
      </style:paragraph-properties>
    </style:style>
    <style:style style:name="P39" style:parent-style-name="Normal" style:family="paragraph">
      <style:paragraph-properties fo:margin-left="2.4583in">
        <style:tab-stops/>
      </style:paragraph-properties>
    </style:style>
    <style:style style:name="P40" style:parent-style-name="Paragraphedeliste" style:family="paragraph">
      <style:paragraph-properties fo:margin-left="2.4666in">
        <style:tab-stops/>
      </style:paragraph-properties>
    </style:style>
    <style:style style:name="P41" style:parent-style-name="Paragraphedeliste" style:family="paragraph">
      <style:paragraph-properties fo:margin-left="2.4666in">
        <style:tab-stops/>
      </style:paragraph-properties>
    </style:style>
    <style:style style:name="P42" style:parent-style-name="Paragraphedeliste" style:family="paragraph">
      <style:paragraph-properties fo:margin-left="2.4666in">
        <style:tab-stops/>
      </style:paragraph-properties>
    </style:style>
    <style:style style:name="P43" style:parent-style-name="Paragraphedeliste" style:family="paragraph">
      <style:paragraph-properties fo:margin-left="2.4666in">
        <style:tab-stops/>
      </style:paragraph-properties>
    </style:style>
    <style:style style:name="P44" style:parent-style-name="Paragraphedeliste" style:family="paragraph">
      <style:paragraph-properties fo:margin-left="2.4666in">
        <style:tab-stops/>
      </style:paragraph-properties>
    </style:style>
    <style:style style:name="P45" style:parent-style-name="Paragraphedeliste" style:family="paragraph">
      <style:paragraph-properties fo:margin-left="2.4666in">
        <style:tab-stops/>
      </style:paragraph-properties>
    </style:style>
    <style:style style:name="P46" style:parent-style-name="Paragraphedeliste" style:family="paragraph">
      <style:paragraph-properties fo:margin-left="2.4666in">
        <style:tab-stops/>
      </style:paragraph-properties>
    </style:style>
    <style:style style:name="P47" style:parent-style-name="Paragraphedeliste" style:family="paragraph">
      <style:paragraph-properties fo:margin-left="2.4666in">
        <style:tab-stops/>
      </style:paragraph-properties>
    </style:style>
    <style:style style:name="P48" style:parent-style-name="Paragraphedeliste" style:family="paragraph">
      <style:paragraph-properties fo:margin-left="2.4666in">
        <style:tab-stops/>
      </style:paragraph-properties>
    </style:style>
    <style:style style:name="P49" style:parent-style-name="Paragraphedeliste" style:family="paragraph">
      <style:paragraph-properties fo:margin-left="2.4666in">
        <style:tab-stops/>
      </style:paragraph-properties>
    </style:style>
    <style:style style:name="P50" style:parent-style-name="Paragraphedeliste" style:family="paragraph">
      <style:paragraph-properties fo:margin-left="2.4666in">
        <style:tab-stops/>
      </style:paragraph-properties>
    </style:style>
    <style:style style:name="P51" style:parent-style-name="Paragraphedeliste" style:family="paragraph">
      <style:paragraph-properties fo:margin-left="2.4666in">
        <style:tab-stops/>
      </style:paragraph-properties>
    </style:style>
    <style:style style:name="P52" style:parent-style-name="Paragraphedeliste" style:family="paragraph">
      <style:paragraph-properties fo:margin-left="2.4666in">
        <style:tab-stops/>
      </style:paragraph-properties>
    </style:style>
    <style:style style:name="P53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4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5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6" style:parent-style-name="Paragraphedeliste" style:list-style-name="LFO6" style:family="paragraph"/>
    <style:style style:name="P57" style:parent-style-name="Normal" style:family="paragraph">
      <style:paragraph-properties fo:margin-left="1.9666in" fo:text-indent="0.4916in">
        <style:tab-stops/>
      </style:paragraph-properties>
    </style:style>
    <style:style style:name="P58" style:parent-style-name="Normal" style:family="paragraph">
      <style:paragraph-properties fo:margin-left="2.4583in" fo:text-indent="0.4916in">
        <style:tab-stops/>
      </style:paragraph-properties>
    </style:style>
    <style:style style:name="P59" style:parent-style-name="Normal" style:family="paragraph">
      <style:paragraph-properties fo:margin-left="1.9666in">
        <style:tab-stops/>
      </style:paragraph-properties>
    </style:style>
    <style:style style:name="P60" style:parent-style-name="Normal" style:family="paragraph">
      <style:paragraph-properties fo:margin-left="2.4583in">
        <style:tab-stops/>
      </style:paragraph-properties>
    </style:style>
    <style:style style:name="P61" style:parent-style-name="Normal" style:family="paragraph">
      <style:paragraph-properties fo:margin-left="2.4583in">
        <style:tab-stops/>
      </style:paragraph-properties>
    </style:style>
    <style:style style:name="P62" style:parent-style-name="Normal" style:family="paragraph">
      <style:paragraph-properties fo:margin-left="1.9666in">
        <style:tab-stops/>
      </style:paragraph-properties>
    </style:style>
    <style:style style:name="P63" style:parent-style-name="Normal" style:family="paragraph">
      <style:paragraph-properties fo:margin-left="1.9666in" fo:text-indent="0.4916in">
        <style:tab-stops/>
      </style:paragraph-properties>
    </style:style>
    <style:style style:name="P64" style:parent-style-name="Normal" style:family="paragraph">
      <style:paragraph-properties fo:margin-left="2.4583in" fo:text-indent="0.4916in">
        <style:tab-stops/>
      </style:paragraph-properties>
    </style:style>
    <style:style style:name="P65" style:parent-style-name="Normal" style:family="paragraph">
      <style:paragraph-properties fo:margin-left="1.475in" fo:text-indent="0.4916in">
        <style:tab-stops/>
      </style:paragraph-properties>
    </style:style>
    <style:style style:name="P66" style:parent-style-name="Normal" style:family="paragraph">
      <style:paragraph-properties fo:margin-left="1.9666in" fo:text-indent="0.4916in">
        <style:tab-stops/>
      </style:paragraph-properties>
    </style:style>
    <style:style style:name="P67" style:parent-style-name="Normal" style:family="paragraph">
      <style:paragraph-properties fo:margin-left="1.9666in" fo:text-indent="0.4916in">
        <style:tab-stops/>
      </style:paragraph-properties>
    </style:style>
    <style:style style:name="P68" style:parent-style-name="Normal" style:family="paragraph">
      <style:paragraph-properties fo:margin-left="1.9666in" fo:text-indent="0.4916in">
        <style:tab-stops/>
      </style:paragraph-properties>
    </style:style>
    <style:style style:name="P69" style:parent-style-name="Normal" style:family="paragraph">
      <style:paragraph-properties fo:margin-left="2.4583in" fo:text-indent="0.4916in">
        <style:tab-stops/>
      </style:paragraph-properties>
    </style:style>
    <style:style style:name="P70" style:parent-style-name="Normal" style:family="paragraph">
      <style:paragraph-properties fo:margin-left="2.4583in" fo:text-indent="0.4916in">
        <style:tab-stops/>
      </style:paragraph-properties>
    </style:style>
    <style:style style:name="P71" style:parent-style-name="Normal" style:family="paragraph">
      <style:paragraph-properties fo:margin-left="2.4583in">
        <style:tab-stops/>
      </style:paragraph-properties>
    </style:style>
    <style:style style:name="P72" style:parent-style-name="Paragraphedeliste" style:family="paragraph">
      <style:paragraph-properties fo:margin-left="2.4666in" fo:text-indent="0.4833in">
        <style:tab-stops/>
      </style:paragraph-properties>
    </style:style>
    <style:style style:name="P73" style:parent-style-name="Paragraphedeliste" style:list-style-name="LFO6" style:family="paragraph"/>
    <style:style style:name="P74" style:parent-style-name="Paragraphedeliste" style:family="paragraph">
      <style:paragraph-properties fo:margin-left="2.4666in">
        <style:tab-stops/>
      </style:paragraph-properties>
    </style:style>
    <style:style style:name="P75" style:parent-style-name="Paragraphedeliste" style:family="paragraph">
      <style:paragraph-properties fo:margin-left="2.4666in">
        <style:tab-stops/>
      </style:paragraph-properties>
    </style:style>
    <style:style style:name="P76" style:parent-style-name="Paragraphedeliste" style:family="paragraph">
      <style:paragraph-properties fo:margin-left="2.4666in">
        <style:tab-stops/>
      </style:paragraph-properties>
    </style:style>
    <style:style style:name="P77" style:parent-style-name="Paragraphedeliste" style:family="paragraph">
      <style:paragraph-properties fo:margin-left="2.4666in">
        <style:tab-stops/>
      </style:paragraph-properties>
    </style:style>
    <style:style style:name="P78" style:parent-style-name="Paragraphedeliste" style:family="paragraph">
      <style:paragraph-properties fo:margin-left="2.4666in">
        <style:tab-stops/>
      </style:paragraph-properties>
    </style:style>
    <style:style style:name="P79" style:parent-style-name="Paragraphedeliste" style:family="paragraph">
      <style:paragraph-properties fo:margin-left="2.4666in">
        <style:tab-stops/>
      </style:paragraph-properties>
    </style:style>
    <style:style style:name="P80" style:parent-style-name="Paragraphedeliste" style:family="paragraph">
      <style:paragraph-properties fo:margin-left="2.4666in">
        <style:tab-stops/>
      </style:paragraph-properties>
    </style:style>
    <style:style style:name="P81" style:parent-style-name="Paragraphedeliste" style:family="paragraph">
      <style:paragraph-properties fo:margin-left="2.4666in">
        <style:tab-stops/>
      </style:paragraph-properties>
    </style:style>
    <style:style style:name="P82" style:parent-style-name="Paragraphedeliste" style:family="paragraph">
      <style:paragraph-properties fo:margin-left="2.4666in">
        <style:tab-stops/>
      </style:paragraph-properties>
    </style:style>
    <style:style style:name="P83" style:parent-style-name="Paragraphedeliste" style:family="paragraph">
      <style:paragraph-properties fo:margin-left="2.4666in">
        <style:tab-stops/>
      </style:paragraph-properties>
    </style:style>
    <style:style style:name="P84" style:parent-style-name="Paragraphedeliste" style:family="paragraph">
      <style:paragraph-properties fo:margin-left="2.4666in">
        <style:tab-stops/>
      </style:paragraph-properties>
    </style:style>
    <style:style style:name="P85" style:parent-style-name="Paragraphedeliste" style:family="paragraph">
      <style:paragraph-properties fo:margin-left="2.4666in">
        <style:tab-stops/>
      </style:paragraph-properties>
    </style:style>
    <style:style style:name="P86" style:parent-style-name="Paragraphedeliste" style:family="paragraph">
      <style:paragraph-properties fo:margin-left="2.4666in">
        <style:tab-stops/>
      </style:paragraph-properties>
    </style:style>
    <style:style style:name="P87" style:parent-style-name="Paragraphedeliste" style:family="paragraph">
      <style:paragraph-properties fo:margin-left="2.4666in">
        <style:tab-stops/>
      </style:paragraph-properties>
    </style:style>
    <style:style style:name="P88" style:parent-style-name="Paragraphedeliste" style:family="paragraph">
      <style:paragraph-properties fo:margin-left="2.4666in">
        <style:tab-stops/>
      </style:paragraph-properties>
    </style:style>
    <style:style style:name="P89" style:parent-style-name="Paragraphedeliste" style:family="paragraph">
      <style:paragraph-properties fo:margin-left="2.4666in">
        <style:tab-stops/>
      </style:paragraph-properties>
    </style:style>
    <style:style style:name="P90" style:parent-style-name="Paragraphedeliste" style:list-style-name="LFO7" style:family="paragraph"/>
    <style:style style:name="P91" style:parent-style-name="Paragraphedeliste" style:list-style-name="LFO8" style:family="paragraph"/>
    <style:style style:name="P92" style:parent-style-name="Normal" style:family="paragraph">
      <style:paragraph-properties fo:margin-left="1.75in" fo:text-indent="0.2166in">
        <style:tab-stops/>
      </style:paragraph-properties>
    </style:style>
    <style:style style:name="P93" style:parent-style-name="Normal" style:family="paragraph">
      <style:paragraph-properties fo:margin-left="1.75in" fo:text-indent="0.2166in">
        <style:tab-stops/>
      </style:paragraph-properties>
    </style:style>
    <style:style style:name="P94" style:parent-style-name="Normal" style:family="paragraph">
      <style:paragraph-properties fo:margin-left="1.75in" fo:text-indent="0.2166in">
        <style:tab-stops/>
      </style:paragraph-properties>
    </style:style>
    <style:style style:name="P95" style:parent-style-name="Normal" style:family="paragraph">
      <style:paragraph-properties fo:margin-left="1.75in" fo:text-indent="0.2166in">
        <style:tab-stops/>
      </style:paragraph-properties>
    </style:style>
    <style:style style:name="P96" style:parent-style-name="Normal" style:family="paragraph">
      <style:paragraph-properties fo:margin-left="1.75in" fo:text-indent="0.2166in">
        <style:tab-stops/>
      </style:paragraph-properties>
    </style:style>
    <style:style style:name="P97" style:parent-style-name="Normal" style:family="paragraph">
      <style:paragraph-properties fo:margin-left="1.75in" fo:text-indent="0.2166in">
        <style:tab-stops/>
      </style:paragraph-properties>
    </style:style>
    <style:style style:name="P98" style:parent-style-name="Normal" style:family="paragraph">
      <style:paragraph-properties fo:margin-left="1.75in" fo:text-indent="0.2166in">
        <style:tab-stops/>
      </style:paragraph-properties>
    </style:style>
    <style:style style:name="P99" style:parent-style-name="Normal" style:family="paragraph">
      <style:paragraph-properties fo:margin-left="1.75in" fo:text-indent="0.2166in">
        <style:tab-stops/>
      </style:paragraph-properties>
    </style:style>
    <style:style style:name="P100" style:parent-style-name="Normal" style:family="paragraph">
      <style:paragraph-properties fo:margin-left="1.75in" fo:text-indent="0.2166in">
        <style:tab-stops/>
      </style:paragraph-properties>
    </style:style>
    <style:style style:name="P101" style:parent-style-name="Normal" style:family="paragraph">
      <style:paragraph-properties fo:margin-left="1.75in" fo:text-indent="0.2166in">
        <style:tab-stops/>
      </style:paragraph-properties>
    </style:style>
    <style:style style:name="P102" style:parent-style-name="Normal" style:family="paragraph">
      <style:paragraph-properties fo:margin-left="1.75in" fo:text-indent="0.2166in">
        <style:tab-stops/>
      </style:paragraph-properties>
    </style:style>
    <style:style style:name="P103" style:parent-style-name="Normal" style:family="paragraph">
      <style:paragraph-properties fo:margin-left="1.75in" fo:text-indent="0.2166in">
        <style:tab-stops/>
      </style:paragraph-properties>
    </style:style>
    <style:style style:name="P104" style:parent-style-name="Normal" style:family="paragraph">
      <style:paragraph-properties fo:margin-left="1.75in" fo:text-indent="0.2166in">
        <style:tab-stops/>
      </style:paragraph-properties>
    </style:style>
    <style:style style:name="P105" style:parent-style-name="Normal" style:family="paragraph">
      <style:paragraph-properties fo:margin-left="1.75in" fo:text-indent="0.2166in">
        <style:tab-stops/>
      </style:paragraph-properties>
    </style:style>
    <style:style style:name="P106" style:parent-style-name="Normal" style:family="paragraph">
      <style:paragraph-properties fo:margin-left="1.75in" fo:text-indent="0.2166in">
        <style:tab-stops/>
      </style:paragraph-properties>
    </style:style>
    <style:style style:name="P107" style:parent-style-name="Normal" style:family="paragraph">
      <style:paragraph-properties fo:margin-left="1.75in" fo:text-indent="0.2166in">
        <style:tab-stops/>
      </style:paragraph-properties>
    </style:style>
    <style:style style:name="P108" style:parent-style-name="Normal" style:family="paragraph">
      <style:paragraph-properties fo:margin-left="1.75in" fo:text-indent="0.2166in">
        <style:tab-stops/>
      </style:paragraph-properties>
    </style:style>
    <style:style style:name="P109" style:parent-style-name="Paragraphedeliste" style:list-style-name="LFO8" style:family="paragraph"/>
    <style:style style:name="P110" style:parent-style-name="Paragraphedeliste" style:family="paragraph">
      <style:paragraph-properties fo:margin-left="1.75in">
        <style:tab-stops/>
      </style:paragraph-properties>
    </style:style>
    <style:style style:name="P111" style:parent-style-name="Paragraphedeliste" style:family="paragraph">
      <style:paragraph-properties fo:margin-left="1.75in">
        <style:tab-stops/>
      </style:paragraph-properties>
    </style:style>
    <style:style style:name="P112" style:parent-style-name="Paragraphedeliste" style:family="paragraph">
      <style:paragraph-properties fo:margin-left="1.75in">
        <style:tab-stops/>
      </style:paragraph-properties>
    </style:style>
    <style:style style:name="P113" style:parent-style-name="Paragraphedeliste" style:family="paragraph">
      <style:paragraph-properties fo:margin-left="1.75in">
        <style:tab-stops/>
      </style:paragraph-properties>
    </style:style>
    <style:style style:name="P114" style:parent-style-name="Paragraphedeliste" style:list-style-name="LFO8" style:family="paragraph"/>
    <style:style style:name="P115" style:parent-style-name="Paragraphedeliste" style:family="paragraph">
      <style:paragraph-properties fo:margin-left="1.75in">
        <style:tab-stops/>
      </style:paragraph-properties>
    </style:style>
    <style:style style:name="P116" style:parent-style-name="Paragraphedeliste" style:family="paragraph">
      <style:paragraph-properties fo:margin-left="1.75in">
        <style:tab-stops/>
      </style:paragraph-properties>
    </style:style>
    <style:style style:name="P117" style:parent-style-name="Paragraphedeliste" style:family="paragraph">
      <style:paragraph-properties fo:margin-left="1.75in">
        <style:tab-stops/>
      </style:paragraph-properties>
    </style:style>
    <style:style style:name="P118" style:parent-style-name="Paragraphedeliste" style:list-style-name="LFO8" style:family="paragraph"/>
    <style:style style:name="P119" style:parent-style-name="Paragraphedeliste" style:family="paragraph">
      <style:paragraph-properties fo:margin-left="1.75in">
        <style:tab-stops/>
      </style:paragraph-properties>
    </style:style>
    <style:style style:name="P120" style:parent-style-name="Paragraphedeliste" style:family="paragraph">
      <style:paragraph-properties fo:margin-left="1.75in">
        <style:tab-stops/>
      </style:paragraph-properties>
    </style:style>
    <style:style style:name="P121" style:parent-style-name="Paragraphedeliste" style:family="paragraph">
      <style:paragraph-properties fo:margin-left="1.75in">
        <style:tab-stops/>
      </style:paragraph-properties>
    </style:style>
    <style:style style:name="P122" style:parent-style-name="Paragraphedeliste" style:family="paragraph">
      <style:paragraph-properties fo:margin-left="1.75in">
        <style:tab-stops/>
      </style:paragraph-properties>
    </style:style>
    <style:style style:name="P123" style:parent-style-name="Paragraphedeliste" style:family="paragraph">
      <style:paragraph-properties fo:margin-left="1.75in">
        <style:tab-stops/>
      </style:paragraph-properties>
    </style:style>
    <style:style style:name="P124" style:parent-style-name="Paragraphedeliste" style:family="paragraph">
      <style:paragraph-properties fo:margin-left="1.75in">
        <style:tab-stops/>
      </style:paragraph-properties>
    </style:style>
    <style:style style:name="P125" style:parent-style-name="Paragraphedeliste" style:list-style-name="LFO8" style:family="paragraph"/>
    <style:style style:name="P126" style:parent-style-name="Paragraphedeliste" style:family="paragraph">
      <style:paragraph-properties fo:margin-left="1.75in">
        <style:tab-stops/>
      </style:paragraph-properties>
    </style:style>
    <style:style style:name="P127" style:parent-style-name="Normal" style:family="paragraph">
      <style:paragraph-properties fo:margin-left="1.75in">
        <style:tab-stops/>
      </style:paragraph-properties>
    </style:style>
    <style:style style:name="P128" style:parent-style-name="Paragraphedeliste" style:list-style-name="LFO8" style:family="paragraph"/>
    <style:style style:name="P129" style:parent-style-name="Paragraphedeliste" style:list-style-name="LFO8" style:family="paragraph"/>
    <style:style style:name="P130" style:parent-style-name="Paragraphedeliste" style:family="paragraph">
      <style:paragraph-properties fo:margin-left="1.75in">
        <style:tab-stops/>
      </style:paragraph-properties>
    </style:style>
    <style:style style:name="P131" style:parent-style-name="Paragraphedeliste" style:list-style-name="LFO7" style:family="paragraph"/>
    <style:style style:name="P132" style:parent-style-name="Paragraphedeliste" style:family="paragraph">
      <style:paragraph-properties fo:margin-left="1.2333in">
        <style:tab-stops/>
      </style:paragraph-properties>
    </style:style>
    <style:style style:name="P133" style:parent-style-name="Paragraphedeliste" style:family="paragraph">
      <style:paragraph-properties fo:margin-left="1.2333in">
        <style:tab-stops/>
      </style:paragraph-properties>
    </style:style>
    <style:style style:name="P134" style:parent-style-name="Paragraphedeliste" style:family="paragraph">
      <style:paragraph-properties fo:margin-left="1.2333in">
        <style:tab-stops/>
      </style:paragraph-properties>
    </style:style>
    <style:style style:name="P135" style:parent-style-name="Paragraphedeliste" style:family="paragraph">
      <style:paragraph-properties fo:margin-left="1.2333in">
        <style:tab-stops/>
      </style:paragraph-properties>
    </style:style>
    <style:style style:name="P136" style:parent-style-name="Paragraphedeliste" style:family="paragraph">
      <style:paragraph-properties fo:margin-left="1.2333in">
        <style:tab-stops/>
      </style:paragraph-properties>
    </style:style>
    <style:style style:name="P137" style:parent-style-name="Paragraphedeliste" style:family="paragraph">
      <style:paragraph-properties fo:margin-left="1.2333in">
        <style:tab-stops/>
      </style:paragraph-properties>
    </style:style>
    <style:style style:name="P138" style:parent-style-name="Paragraphedeliste" style:family="paragraph">
      <style:paragraph-properties fo:margin-left="1.2333in">
        <style:tab-stops/>
      </style:paragraph-properties>
      <style:text-properties fo:language="en" fo:country="US"/>
    </style:style>
    <style:style style:name="P139" style:parent-style-name="Normal" style:family="paragraph">
      <style:paragraph-properties fo:text-indent="0.4916in"/>
      <style:text-properties fo:language="en" fo:country="US"/>
    </style:style>
    <style:style style:name="P140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41" style:parent-style-name="Normal" style:family="paragraph">
      <style:paragraph-properties fo:text-indent="0.4916in"/>
      <style:text-properties fo:language="en" fo:country="US"/>
    </style:style>
    <style:style style:name="P142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43" style:parent-style-name="Paragraphedeliste" style:family="paragraph">
      <style:paragraph-properties fo:margin-left="1.2333in">
        <style:tab-stops/>
      </style:paragraph-properties>
    </style:style>
    <style:style style:name="P144" style:parent-style-name="Paragraphedeliste" style:family="paragraph">
      <style:paragraph-properties fo:margin-left="1.2333in">
        <style:tab-stops/>
      </style:paragraph-properties>
    </style:style>
    <style:style style:name="P145" style:parent-style-name="Paragraphedeliste" style:family="paragraph">
      <style:paragraph-properties fo:margin-left="1.2333in">
        <style:tab-stops/>
      </style:paragraph-properties>
      <style:text-properties fo:language="en" fo:country="US"/>
    </style:style>
    <style:style style:name="P146" style:parent-style-name="Normal" style:family="paragraph">
      <style:paragraph-properties fo:text-indent="0.4916in"/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T149" style:parent-style-name="Policepardéfaut" style:family="text">
      <style:text-properties fo:language="en" fo:country="US"/>
    </style:style>
    <style:style style:name="T150" style:parent-style-name="Policepardéfaut" style:family="text">
      <style:text-properties fo:language="en" fo:country="US"/>
    </style:style>
    <style:style style:name="P151" style:parent-style-name="Paragraphedeliste" style:list-style-name="LFO7" style:family="paragraph"/>
    <style:style style:name="P152" style:parent-style-name="Paragraphedeliste" style:list-style-name="LFO9" style:family="paragraph"/>
  </office:automatic-styles>
  <office:body>
    <office:text text:use-soft-page-breaks="true">
      <text:p text:style-name="P1">Spécification Techniques</text:p>
      <text:p text:style-name="P2"/>
      <text:list text:style-name="LFO1" text:continue-numbering="true">
        <text:list-item>
          <text:p text:style-name="P3">Choix de Glpi :</text:p>
        </text:list-item>
      </text:list>
      <text:p text:style-name="Paragraphedeliste">Pour répondre aux attentes du support KOMEO dans l’implémentation d’un outil de ticketing, j’ai choisi glpi. Son interface est très belle, de<text:s/>nombreuses fonctionnalités répondant aux attentes sont disponibles et glpi est open source.</text:p>
      <text:p text:style-name="Paragraphedeliste"/>
      <text:list text:style-name="LFO1" text:continue-numbering="true">
        <text:list-item>
          <text:p text:style-name="P4">Utilisation d’une machine virtuelle :</text:p>
        </text:list-item>
      </text:list>
      <text:p text:style-name="Paragraphedeliste">Il a fallu mettre en place une machine virtuelle pour créer un serveur PHP. Les prérequis de la machine sont : 80 Go de stockage, 4 Go de RAM et 2 Core CPU .</text:p>
      <text:p text:style-name="Paragraphedeliste">Le système d’exploitation de la machine virtuelle est Debian 8.</text:p>
      <text:p text:style-name="Paragraphedeliste"/>
      <text:list text:style-name="LFO1" text:continue-numbering="true">
        <text:list-item>
          <text:p text:style-name="P5">Utilisation de GitHub :</text:p>
        </text:list-item>
      </text:list>
      <text:p text:style-name="Paragraphedeliste">La machine virtuelle n’ayant pas d’interface graphique, j’ai fait le lien entre ma session Windows et la machine virtuelle à l’aide de<text:s/>GitHub. Cela me permet d’utiliser Notepadd++ afin de modifier mon code, de push afin de mettre ces changements sur GitHub et de pull ses modifications sur ma machine virtuelle.</text:p>
      <text:list text:style-name="LFO1" text:continue-numbering="true">
        <text:list-item>
          <text:p text:style-name="P6">Découverte de Glpi :</text:p>
        </text:list-item>
      </text:list>
      <text:list text:style-name="LFO2" text:continue-numbering="true">
        <text:list-item>
          <text:p text:style-name="P7">Interfaces :</text:p>
        </text:list-item>
      </text:list>
      <text:p text:style-name="P8">Glpi est composé de 2 interfaces, une interface simplifiée pour le client et l’interface normale pour les autres utilisateurs.</text:p>
      <text:p text:style-name="P9">La différence entre les utilisateurs se fait grâce aux droits des différentes catégories d’utilisateur.</text:p>
      <text:list text:style-name="LFO2" text:continue-numbering="true">
        <text:list-item>
          <text:p text:style-name="P10">Fichiers :</text:p>
        </text:list-item>
      </text:list>
      <text:p text:style-name="P11">Glpi est composé de plusieurs dossiers :</text:p>
      <text:list text:style-name="LFO3" text:continue-numbering="true">
        <text:list-item>
          <text:p text:style-name="P12">« ajax » :<text:s/>Fichiers avec code PHP qui appelle des fonction Ajax.</text:p>
        </text:list-item>
        <text:list-item>
          <text:p text:style-name="P13">« config » : Fichiers contenant les configurations de la base de données ainsi que celles du glpi.</text:p>
        </text:list-item>
        <text:list-item>
          <text:p text:style-name="P14">« css » : Fichiers CSS permettant la mise en forme de la page html.</text:p>
        </text:list-item>
        <text:list-item>
          <text:p text:style-name="P15">« files » : Fichiers de sauvegarde.</text:p>
        </text:list-item>
        <text:list-item>
          <text:p text:style-name="P16">« front » : Fichiers appelés par le serveur pour l’affichage.</text:p>
        </text:list-item>
        <text:list-item>
          <text:p text:style-name="P17">« inc » : Fichiers appelés par les différents fichiers front. Ces fichiers « inc » contiennent des class (objets) <text:s/>permettant d’effectuer les appels à la base , la gestion de l’affichage en fonction des droits.</text:p>
        </text:list-item>
        <text:list-item>
          <text:p text:style-name="P18">« install » : Fichiers permettant l’installation de Glpi.</text:p>
        </text:list-item>
        <text:list-item>
          <text:p text:style-name="P19">« lib » : Fichiers contenant les différentes librairies utilisées par Glpi.</text:p>
        </text:list-item>
        <text:list-item>
          <text:p text:style-name="P20">« locales » : Fichiers permettant la traduction en différentes langues.</text:p>
        </text:list-item>
      </text:list>
      <text:p text:style-name="P21">Les fichiers .po contenu dans ce<text:s/>dossier doivent être compiler à l’aide de Poedit . Lien de téléchargement :<text:s/><text:a xlink:href="https://poedit.net/download" office:target-frame-name="_top" xlink:show="replace"><text:span text:style-name="Lienhypertexte">https://poedit.net/download</text:span></text:a><text:s/></text:p>
      <text:list text:style-name="LFO3" text:continue-numbering="true">
        <text:list-item>
          <text:p text:style-name="P22">« pics » : Dossier contenant les images utilisées par Glpi.</text:p>
        </text:list-item>
        <text:list-item>
          <text:p text:style-name="P23">« plugins » : Dossier contenant les plugins.</text:p>
        </text:list-item>
        <text:list-item>
          <text:p text:style-name="P24">« script » : Fichiers permettant de vérifier la config de glpi.</text:p>
        </text:list-item>
      </text:list>
      <text:p text:style-name="P25"/>
      <text:p text:style-name="P26"/>
      <text:list text:style-name="LFO1" text:continue-numbering="true">
        <text:list-item>
          <text:p text:style-name="P27">Changement de Glpi :</text:p>
        </text:list-item>
      </text:list>
      <text:list text:style-name="LFO4" text:continue-numbering="true">
        <text:list-item>
          <text:p text:style-name="P28">Modification Interface Client :</text:p>
        </text:list-item>
      </text:list>
      <text:list text:style-name="LFO5" text:continue-numbering="true">
        <text:list-item>
          <text:p text:style-name="P29">Menu d’accueil (Mise en page) :<text:s/></text:p>
        </text:list-item>
      </text:list>
      <text:p text:style-name="P30">Suppression des tableaux de flux RSS et Note publiques.</text:p>
      <text:p text:style-name="P31">/front/helpdesk.public.php  ligne 114 – 126</text:p>
      <text:p text:style-name="P32"/>
      <text:p text:style-name="P33"/>
      <text:list text:style-name="LFO5" text:continue-numbering="true">
        <text:list-item>
          <text:p text:style-name="P34">Modification formulaire de création de tickets :</text:p>
        </text:list-item>
      </text:list>
      <text:p text:style-name="P35"/>
      <text:list text:style-name="LFO6" text:continue-numbering="true">
        <text:list-item>
          <text:p text:style-name="P36">Modification du champ « Type » :</text:p>
        </text:list-item>
      </text:list>
      <text:p text:style-name="P37">L’affichage du champ dans la page html se fait à ces lignes :</text:p>
      <text:p text:style-name="P38">/inc/ticket.class.php ligne 2951-2956</text:p>
      <text:p text:style-name="P39"/>
      <text:p text:style-name="P40">Pour modifier le texte « Titre » pour la traduction française :<text:s/></text:p>
      <text:p text:style-name="P41">Il faut<text:s/>ouvrir le fichier /locales/fr_FR.po <text:s/>et rechercher le champ « Type » et modifier la traduction française.</text:p>
      <text:p text:style-name="P42"/>
      <text:p text:style-name="P43">Pour modifier les valeurs de la liste déroulante :</text:p>
      <text:p text:style-name="P44">/inc/ticket.class.php ligne 2567-2573</text:p>
      <text:p text:style-name="P45">Fonction getTypes() .</text:p>
      <text:p text:style-name="P46">Exemple :<text:s/></text:p>
      <text:p text:style-name="P47">Rajouter à la ligne 2571 :</text:p>
      <text:soft-page-break/>
      <text:p text:style-name="P48">$options[3] = « Nouveau type » ;</text:p>
      <text:p text:style-name="P49"/>
      <text:p text:style-name="P50">Ensuite vous devez rajouter une « case » dans le switch dans la fonction getTicketTypeName() ligne 2581 .</text:p>
      <text:p text:style-name="P51">Exemple :<text:s/></text:p>
      <text:p text:style-name="P52">Rajouter la case à la ligne 2589 :</text:p>
      <text:p text:style-name="P53">Case 3 :</text:p>
      <text:p text:style-name="P54"><text:tab/>Return « Nouveau type » ;</text:p>
      <text:p text:style-name="P55"><text:tab/>Break ;</text:p>
      <text:list text:style-name="LFO6" text:continue-numbering="true">
        <text:list-item>
          <text:p text:style-name="P56">Modification du champ « Catégories » :</text:p>
        </text:list-item>
      </text:list>
      <text:p text:style-name="P57">L’affichage du champ dans la page html se fait à ces lignes :</text:p>
      <text:p text:style-name="P58">/inc/ticket.class.php ligne 2959-2961</text:p>
      <text:p text:style-name="P59"/>
      <text:p text:style-name="P60">Pour modifier le texte « Catégories » pour la traduction française :<text:s/></text:p>
      <text:p text:style-name="P61">Il faut ouvrir le fichier /locales/fr_FR.po <text:s/>et rechercher le champ «<text:s/>Category » et modifier la traduction française.</text:p>
      <text:p text:style-name="P62"/>
      <text:p text:style-name="P63">Pour modifier les valeurs de la liste déroulante :</text:p>
      <text:p text:style-name="P64">/inc/commonitilobject.class.php ligne 1931-1950</text:p>
      <text:p text:style-name="Normal"><text:tab/><text:tab/><text:tab/><text:tab/><text:tab/>Tout d’abord, il vous faut insérer une nouvelle colonne à votre base de données pour la table glpi_users.</text:p>
      <text:p text:style-name="Normal"><text:tab/><text:tab/>Ligne de commande pour ajouter votre colonne :<text:s/></text:p>
      <text:p text:style-name="Normal"><text:tab/><text:tab/><text:tab/>« ALTER TABLE glpi_users ADD nom_colonne int ; »</text:p>
      <text:p text:style-name="Normal"><text:tab/><text:tab/>N’oubliez pas d’initialiser cette nouvelle colonne aux anciens utilisateurs :<text:s/></text:p>
      <text:p text:style-name="Normal"><text:tab/><text:tab/><text:tab/>« UPDATE glpi_users SET nom_colonne=0;”</text:p>
      <text:p text:style-name="P65"/>
      <text:p text:style-name="P66">Fonction dropdownCategory() .</text:p>
      <text:p text:style-name="P67">Rajouter une condition « if » dans la boucle « while » .</text:p>
      <text:p text:style-name="P68">Exemple :<text:s/></text:p>
      <text:p text:style-name="P69">if($donnees['nom_colonne'] == 1)<text:s/></text:p>
      <text:p text:style-name="P70"><text:tab/>$values[6] = "Nom de la nouvelle categorie";</text:p>
      <text:p text:style-name="P71">Pour lier le groupe à la nouvelle catégorie, référez-vous au :<text:s/></text:p>
      <text:soft-page-break/>
      <text:p text:style-name="P72">III . Lier les catégories avec les groupes d’utilisateurs </text:p>
      <text:list text:style-name="LFO6" text:continue-numbering="true">
        <text:list-item>
          <text:p text:style-name="P73">Modification du champ « Urgence » :</text:p>
        </text:list-item>
      </text:list>
      <text:p text:style-name="P74">Pour modifier le texte « Urgence » :</text:p>
      <text:p text:style-name="P75">Il faut ouvrir le fichier /locales/fr_FR.po <text:s/>et rechercher le champ « Urgency » et modifier la traduction française.</text:p>
      <text:p text:style-name="P76"/>
      <text:p text:style-name="P77">Pour modifier le texte déjà présent dans le<text:s/>dropdown :</text:p>
      <text:p text:style-name="P78">Il faut ouvrir le fichier /locales/fr_FR.po <text:s/>et rechercher le champ « High» et modifier la traduction française.</text:p>
      <text:p text:style-name="P79">Rechercher le champ « Medium » et modifier la traduction française.</text:p>
      <text:p text:style-name="P80">Rechercher le champ « Low» et modifier la traduction française.</text:p>
      <text:p text:style-name="P81">Rechercher le champ « Very low» et modifier la traduction française.</text:p>
      <text:p text:style-name="P82"/>
      <text:p text:style-name="P83">Pour ajouter une urgence :</text:p>
      <text:p text:style-name="P84"><text:tab/>/inc/commonitilobject.class.php ligne 1744</text:p>
      <text:p text:style-name="P85"><text:tab/>Fonction dropdownPriority()<text:s/></text:p>
      <text:p text:style-name="P86"><text:tab/>Exemple : Rajoutez à la ligne 1778 :</text:p>
      <text:p text:style-name="P87"><text:tab/><text:tab/>$values[6] = « Nouvelle urgence » ;</text:p>
      <text:p text:style-name="P88"><text:tab/></text:p>
      <text:p text:style-name="P89"/>
      <text:list text:style-name="LFO7" text:continue-numbering="true">
        <text:list-item>
          <text:p text:style-name="P90">Interface Admin et Tech :</text:p>
        </text:list-item>
      </text:list>
      <text:list text:style-name="LFO8" text:continue-numbering="true">
        <text:list-item>
          <text:p text:style-name="P91">Modification de la barre de choix dans le header :</text:p>
        </text:list-item>
      </text:list>
      <text:p text:style-name="P92">/inc/html.class/php <text:s/>ligne 1193-1202</text:p>
      <text:p text:style-name="P93"/>
      <text:p text:style-name="P94">Fonction getMenusInfos()</text:p>
      <text:p text:style-name="P95">2 options sont possibles, la première est de modifier le fichier de traduction. La deuxième étant de mettre la traduction<text:s/>souhaitée dans le code.</text:p>
      <text:p text:style-name="P96">Exemple :<text:s/></text:p>
      <text:p text:style-name="P97">$menu[‘nom_de_cle’][‘title ‘] = « nom d’un onglet du menu » ;</text:p>
      <text:soft-page-break/>
      <text:p text:style-name="P98">Pour mettre un menu <text:s/>déroulant quand on survole un onglet il faut ajouter un types :</text:p>
      <text:p text:style-name="P99">Exemple :</text:p>
      <text:p text:style-name="P100"><text:tab/>$menu[‘nom_de_cle’][‘types’] = array(‘nomPremierChoix’, ‘nomDeuxiemeChoix’,…) ;</text:p>
      <text:p text:style-name="P101"/>
      <text:p text:style-name="P102">Affecter un lien à ce nouvel onglet :</text:p>
      <text:p text:style-name="P103">/inc/html.class.php ligne 1533</text:p>
      <text:p text:style-name="P104">Il faut rajouter un « else if ».</text:p>
      <text:p text:style-name="P105">Exemple :</text:p>
      <text:p text:style-name="P106">Else if (strcmp($part,"nom_de_cle ") === 0)</text:p>
      <text:p text:style-name="P107"><text:tab/>$link = “lien_de_l’onglet”;</text:p>
      <text:p text:style-name="P108"/>
      <text:list text:style-name="LFO8" text:continue-numbering="true">
        <text:list-item>
          <text:p text:style-name="P109">Suppression des champs « Problèmes » , « Contrats »<text:s/>et des champs « Notes » :</text:p>
        </text:list-item>
      </text:list>
      <text:p text:style-name="P110">Afin de répondre au cahier des charges, j’ai enlevé les champs « Problèmes », « Contrats » , « Notes privées » et « Notes publiques » :</text:p>
      <text:p text:style-name="P111">Problèmes : /inc/central.class.php <text:s/>ligne 236 / 293</text:p>
      <text:p text:style-name="P112">Notes : /inc/central.class.php <text:s/>ligne 243-246</text:p>
      <text:p text:style-name="P113">Contrats : /inc/central.class.php ligne 122 </text:p>
      <text:list text:style-name="LFO8" text:continue-numbering="true">
        <text:list-item>
          <text:p text:style-name="P114">Suppression des champs « Flux RSS » :</text:p>
        </text:list-item>
      </text:list>
      <text:p text:style-name="P115">Les flux RSS n’étant pas dans le cahier des charges je les ai également supprimés :</text:p>
      <text:p text:style-name="P116">/inc/central.class.php ligne 257 fonction showRSSView() ;</text:p>
      <text:p text:style-name="P117"/>
      <text:list text:style-name="LFO8" text:continue-numbering="true">
        <text:list-item>
          <text:p text:style-name="P118">Personnalisation du formulaire de ticket :</text:p>
        </text:list-item>
      </text:list>
      <text:p text:style-name="P119">Mise en place du dropdown des catégories personnalisées :</text:p>
      <text:p text:style-name="P120">/inc/ticket.class.php ligne 3955</text:p>
      <text:p text:style-name="P121"/>
      <text:p text:style-name="P122">Pour la personnalisation des statuts, il faut ouvrir le fichier fr_FR.po et modifier la traduction de : « New » , « Processing (assigned) », « Processing (planned) »,« Pending », « Solved » et <text:s/>« Closed ».</text:p>
      <text:p text:style-name="P123">Suppression du champ « Impact » : /inc/ticket.class.php ligne 4116-4130</text:p>
      <text:soft-page-break/>
      <text:p text:style-name="P124">Suppression du champ « Element Associé » : /inc/ticket.class.php ligne 4148-4203</text:p>
      <text:list text:style-name="LFO8" text:continue-numbering="true">
        <text:list-item>
          <text:p text:style-name="P125">Modification du tableau de visualisation des tickets pour les trois vues disponibles :</text:p>
        </text:list-item>
      </text:list>
      <text:p text:style-name="P126">Pour modifier une colonne dans le tableau de vues des tickets, il faut modifier la ligne 4887 du fichier /inc/ticket.class.php en insérant à la place de « Groupe » le titre que vous voulez.</text:p>
      <text:p text:style-name="P127">Puis pour modifier la valeur pour chaque ticket, il faut faire une requête à la base de données afin de récupérer la donnée souhaitée. Puis il suffit de faire un « echo » entre la ligne 5352-5365 pour afficher la valeur.</text:p>
      <text:list text:style-name="LFO8" text:continue-numbering="true">
        <text:list-item>
          <text:p text:style-name="P128">Modification de l’affichage création d’utilisateur :<text:tab/></text:p>
        </text:list-item>
        <text:list-item>
          <text:p text:style-name="P129">Modification affichage création de groupe :<text:tab/><text:tab/></text:p>
        </text:list-item>
      </text:list>
      <text:p text:style-name="P130"/>
      <text:list text:style-name="LFO7" text:continue-numbering="true">
        <text:list-item>
          <text:p text:style-name="P131">Lier les catégories avec les groupes d’utilisateurs :</text:p>
        </text:list-item>
      </text:list>
      <text:p text:style-name="P132">Pour modifie lier une catégorie à un groupe, il faut pour commencer lier une catégorie à un utilisateur.</text:p>
      <text:p text:style-name="P133"/>
      <text:p text:style-name="P134">Pour commencer, il faut créer une catégorie et un groupe ayant le même nom.</text:p>
      <text:p text:style-name="P135">Dans le menu administration (en admin) et créez cette catégorie et ce groupe d’utilisateur ayant le même nom .</text:p>
      <text:p text:style-name="P136">Par la suite, rendez-vous dans le fichier /inc/user.class.php fonction showForm ligne 1828 .</text:p>
      <text:p text:style-name="Normal"/>
      <text:p text:style-name="Normal"><text:tab/><text:tab/><text:s text:c="7"/>Il faut ajouter une variable à la ligne 1927 .</text:p>
      <text:p text:style-name="Normal"><text:tab/><text:tab/><text:tab/>Exemple :</text:p>
      <text:p text:style-name="Normal"><text:tab/><text:tab/><text:tab/><text:tab/>$nom_de_variable <text:s/>= 0 ;</text:p>
      <text:p text:style-name="Normal"><text:tab/><text:tab/></text:p>
      <text:p text:style-name="Normal"><text:tab/><text:tab/>Ensuite entre la ligne<text:s/>1934-1935 il faut affecter la valeur de votre colonne créer pour cette catégorie à la variable que vous venez de créer :</text:p>
      <text:p text:style-name="Normal"><text:tab/><text:tab/><text:tab/>Exemple :</text:p>
      <text:p text:style-name="Normal"><text:tab/><text:tab/><text:tab/><text:tab/>$nom_de_variable = $donnees[‘nom_de_votre_colonne_en_base’] ;</text:p>
      <text:p text:style-name="Normal"/>
      <text:p text:style-name="P137">Pour l’interaction avec l’utilisateur, il faut ajouter<text:s/>une checkbox cochée ou non.</text:p>
      <text:p text:style-name="P138">Exemple :</text:p>
      <text:p text:style-name="P139">if($nom_de_variable == 1)</text:p>
      <text:soft-page-break/>
      <text:p text:style-name="P140"><text:s/>echo "&lt;input type=\"checkbox\" name=\"category[]\" value=6 checked=\"checked\"&gt; <text:s text:c="2"/>Nom Categorie <text:s text:c="4"/>&lt;br/&gt;";</text:p>
      <text:p text:style-name="P141">else</text:p>
      <text:p text:style-name="P142"><text:s/>echo "&lt;input type=\"checkbox\" name=\"category[]\" value=6&gt; <text:s text:c="2"/>Nom Categorie<text:s text:c="5"/>&lt;br/&gt;";</text:p>
      <text:p text:style-name="P143">Après validation du formulaire, il faut récupérer les checkbox cochées ou non.</text:p>
      <text:p text:style-name="P144">Cela se fait dans le /inc/commondbtm , où il faut ajouter une condition « if » pour affecter au ticket l’id de votre catégorie.</text:p>
      <text:p text:style-name="P145">Exemple :</text:p>
      <text:p text:style-name="P146">if($this-&gt;input['itilcategories_id'] == 6)</text:p>
      <text:p text:style-name="P147"><text:tab/><text:tab/>$mycategory = $bdd-&gt;query("select * from glpi_itilcategories where name=’Nom_de_votre_categorie'");</text:p>
      <text:p text:style-name="P148"/>
      <text:p text:style-name="Normal">Vous pouvez verifier le nom de votre catégorie en tapant cette commande dans mySql :</text:p>
      <text:p text:style-name="Normal"><text:tab/><text:span text:style-name="T149">« SELECT name FROM glpi_</text:span><text:span text:style-name="T150">itilicategories; »</text:span></text:p>
      <text:list text:style-name="LFO7" text:continue-numbering="true">
        <text:list-item>
          <text:p text:style-name="P151">Modifier la page de login et le header des différentes pages html :</text:p>
        </text:list-item>
      </text:list>
      <text:p text:style-name="Normal"/>
      <text:list text:style-name="LFO9" text:continue-numbering="true">
        <text:list-item>
          <text:p text:style-name="P152">MySql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4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  <text:list-level-style-number text:level="7" style:num-suffix="." style:num-format="1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125in" text:min-label-width="0.125in" text:list-level-position-and-space-mode="label-alignment">
          <style:list-level-label-alignment text:label-followed-by="listtab" fo:margin-left="6.2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4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  <text:list-level-style-number text:level="7" style:num-suffix="." style:num-format="1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541in" text:min-label-width="0.125in" text:list-level-position-and-space-mode="label-alignment">
          <style:list-level-label-alignment text:label-followed-by="listtab" fo:margin-left="5.9791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4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  <text:list-level-style-number text:level="7" style:num-suffix="." style:num-format="1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541in" text:min-label-width="0.125in" text:list-level-position-and-space-mode="label-alignment">
          <style:list-level-label-alignment text:label-followed-by="listtab" fo:margin-left="5.9791in" fo:text-indent="-0.1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45in" text:min-label-width="0.125in" text:list-level-position-and-space-mode="label-alignment">
          <style:list-level-label-alignment text:label-followed-by="listtab" fo:margin-left="2.4895in" fo:text-indent="-0.125in"/>
        </style:list-level-properties>
      </text:list-level-style-number>
      <text:list-level-style-number text:level="4" style:num-suffix="." style:num-format="1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45in" text:min-label-width="0.125in" text:list-level-position-and-space-mode="label-alignment">
          <style:list-level-label-alignment text:label-followed-by="listtab" fo:margin-left="3.9895in" fo:text-indent="-0.125in"/>
        </style:list-level-properties>
      </text:list-level-style-number>
      <text:list-level-style-number text:level="7" style:num-suffix="." style:num-format="1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45in" text:min-label-width="0.125in" text:list-level-position-and-space-mode="label-alignment">
          <style:list-level-label-alignment text:label-followed-by="listtab" fo:margin-left="5.4895in" fo:text-indent="-0.1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645in" text:min-label-width="0.125in" text:list-level-position-and-space-mode="label-alignment">
          <style:list-level-label-alignment text:label-followed-by="listtab" fo:margin-left="2.9895in" fo:text-indent="-0.125in"/>
        </style:list-level-properties>
      </text:list-level-style-number>
      <text:list-level-style-number text:level="4" style:num-suffix="." style:num-format="1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645in" text:min-label-width="0.125in" text:list-level-position-and-space-mode="label-alignment">
          <style:list-level-label-alignment text:label-followed-by="listtab" fo:margin-left="4.4895in" fo:text-indent="-0.125in"/>
        </style:list-level-properties>
      </text:list-level-style-number>
      <text:list-level-style-number text:level="7" style:num-suffix="." style:num-format="1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395in" text:min-label-width="0.25in" text:list-level-position-and-space-mode="label-alignment">
          <style:list-level-label-alignment text:label-followed-by="listtab" fo:margin-left="5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645in" text:min-label-width="0.125in" text:list-level-position-and-space-mode="label-alignment">
          <style:list-level-label-alignment text:label-followed-by="listtab" fo:margin-left="5.989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 Stagiaire</meta:initial-creator>
    <dc:creator>Quentin Stagiaire</dc:creator>
    <meta:creation-date>2016-04-13T09:35:00Z</meta:creation-date>
    <dc:date>2016-04-22T13:21:00Z</dc:date>
    <meta:template xlink:href="Normal" xlink:type="simple"/>
    <meta:editing-cycles>207</meta:editing-cycles>
    <meta:editing-duration>PT29100S</meta:editing-duration>
    <meta:document-statistic meta:page-count="7" meta:paragraph-count="18" meta:word-count="1390" meta:character-count="9023" meta:row-count="63" meta:non-whitespace-character-count="7651"/>
  </office:meta>
</office:document-meta>
</file>